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fo:line-height="16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9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/>
    </style:style>
    <style:style style:name="P10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24292e" style:text-line-through-style="none" style:font-name="Arial1" fo:font-size="12pt" fo:font-style="normal" style:text-underline-style="none" fo:font-weight="normal" style:text-blinking="false"/>
    </style:style>
    <style:style style:name="P11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24292e" style:text-line-through-style="none" style:font-name="Arial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24292e" style:text-line-through-style="none" style:font-name="Arial1" fo:font-size="12pt" fo:font-style="normal" style:text-underline-style="none" fo:font-weight="bold" style:text-blinking="false"/>
    </style:style>
    <style:style style:name="P13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14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15" style:family="paragraph" style:parent-style-name="Text_20_body" style:list-style-name="L3">
      <style:paragraph-properties fo:margin-top="0in" fo:margin-bottom="0in" fo:line-height="138%" fo:background-color="transparent" style:writing-mode="lr-tb">
        <style:background-image/>
      </style:paragraph-properties>
    </style:style>
    <style:style style:name="P16" style:family="paragraph" style:parent-style-name="Text_20_body" style:list-style-name="L7">
      <style:paragraph-properties fo:margin-top="0in" fo:margin-bottom="0.1665in" fo:line-height="138%" fo:background-color="transparent" style:writing-mode="lr-tb">
        <style:background-image/>
      </style:paragraph-properties>
      <style:text-properties fo:font-variant="normal" fo:text-transform="none" fo:color="#24292e" style:text-line-through-style="none" style:font-name="Arial1" fo:font-size="12pt" fo:font-style="normal" style:text-underline-style="none" fo:font-weight="bold" style:text-blinking="false"/>
    </style:style>
    <style:style style:name="P17" style:family="paragraph" style:parent-style-name="Heading_20_1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18" style:family="paragraph" style:parent-style-name="Heading_20_1">
      <style:paragraph-properties fo:margin-top="0.278in" fo:margin-bottom="0.0835in" fo:line-height="138%" style:writing-mode="lr-tb"/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19" style:family="paragraph" style:parent-style-name="Heading_20_1">
      <style:paragraph-properties fo:margin-top="0.278in" fo:margin-bottom="0.0835in" fo:line-height="138%" style:writing-mode="lr-tb"/>
    </style:style>
    <style:style style:name="P20" style:family="paragraph" style:parent-style-name="Heading_20_1">
      <style:paragraph-properties fo:margin-top="0.0417in" fo:margin-bottom="0.1665in" fo:line-height="138%" style:writing-mode="lr-tb"/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/>
    </style:style>
    <style:style style:name="T3" style:family="text">
      <style:text-properties fo:color="#000000" fo:font-weight="bold" fo:background-color="transparent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fo:font-size="11pt" fo:background-color="transparent"/>
    </style:style>
    <style:style style:name="T6" style:family="text">
      <style:text-properties fo:color="#000000" fo:font-size="11pt" fo:font-weight="normal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10" style:family="text">
      <style:text-properties fo:font-variant="normal" fo:text-transform="none" fo:color="#0366d6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T11" style:family="text">
      <style:text-properties fo:font-variant="normal" fo:text-transform="none" fo:color="#24292e" style:text-line-through-style="none" style:font-name="Arial1" fo:font-size="12pt" fo:font-style="normal" style:text-underline-style="none" fo:font-weight="normal" style:text-blinking="false" fo:background-color="transparent"/>
    </style:style>
    <style:style style:name="T12" style:family="text">
      <style:text-properties fo:font-weight="bold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Making Toys in F#</text:h>
      <text:h text:style-name="P17" text:outline-level="1">The Big Disclaimer!</text:h>
      <text:list xml:id="list241192033262508519" text:style-name="L1">
        <text:list-item>
          <text:p text:style-name="P1">This talk is about creating toys to explore ideas and spark discussion</text:p>
        </text:list-item>
        <text:list-item>
          <text:p text:style-name="P1">Not everything is recommended</text:p>
        </text:list-item>
        <text:list-item>
          <text:p text:style-name="P1">I don't advocate all the methods or code in this talk.</text:p>
          <text:list>
            <text:list-item>
              <text:p text:style-name="P1">Some ideas intentionally simplified ideas</text:p>
            </text:list-item>
            <text:list-item>
              <text:p text:style-name="P1">Some may introduce attack vectors</text:p>
            </text:list-item>
          </text:list>
        </text:list-item>
        <text:list-item>
          <text:p text:style-name="P1">I'm not an expert.</text:p>
        </text:list-item>
        <text:list-item>
          <text:p text:style-name="P1">Despite all this: <text:s/>Let's talk about toys and ideas!</text:p>
        </text:list-item>
      </text:list>
      <text:h text:style-name="P18" text:outline-level="1">Agenda</text:h>
      <text:list xml:id="list9138404804540661360" text:style-name="L2">
        <text:list-item>
          <text:p text:style-name="P3">15 Minutes - Why Make Toys?</text:p>
        </text:list-item>
        <text:list-item>
          <text:p text:style-name="P3">15 Minutes – Introduction to LINQPad</text:p>
        </text:list-item>
        <text:list-item>
          <text:p text:style-name="P3">15 Minutes - Simple Printing - Dump</text:p>
        </text:list-item>
        <text:list-item>
          <text:p text:style-name="P3">15 Minutes - Navigating Objects</text:p>
        </text:list-item>
        <text:list-item>
          <text:p text:style-name="P3">15 Minutes - LINQPad’s Advanced Features</text:p>
        </text:list-item>
        <text:list-item>
          <text:p text:style-name="P3">15 Minutes - The Big Picture</text:p>
        </text:list-item>
      </text:list>
      <text:p text:style-name="Text_20_body"/>
      <text:h text:style-name="P19" text:outline-level="1"><text:span text:style-name="T8">Why Make Toys?</text:span></text:h>
      <text:list xml:id="list8101109621413202439" text:style-name="L3">
        <text:list-item>
          <text:p text:style-name="P4">We want to share ideas and spark discussions</text:p>
        </text:list-item>
        <text:list-item>
          <text:p text:style-name="P4">Toys can communicate ideas that are difficult to explain with words</text:p>
        </text:list-item>
        <text:list-item>
          <text:p text:style-name="P4">Toys are fun!</text:p>
        </text:list-item>
      </text:list>
      <text:list xml:id="list4449236375592650360" text:style-name="L4">
        <text:list-item>
          <text:p text:style-name="P5">Toys allow us to safely experiment</text:p>
        </text:list-item>
        <text:list-item>
          <text:p text:style-name="P5">Toys can make difficult concepts easy to understand</text:p>
        </text:list-item>
        <text:list-item>
          <text:p text:style-name="P5">People tend not to put things labeled “toys” into production</text:p>
        </text:list-item>
        <text:list-item>
          <text:p text:style-name="P5">They simulate and real / professional things</text:p>
        </text:list-item>
        <text:list-item>
          <text:p text:style-name="P5">They remind us not to be too serious!</text:p>
        </text:list-item>
      </text:list>
      <text:p text:style-name="P2"/>
      <text:h text:style-name="P19" text:outline-level="1"><text:span text:style-name="T8"/></text:h>
      <text:h text:style-name="P19" text:outline-level="1"><text:span text:style-name="T8">Let's Drop The Slides and Talk</text:span></text:h>
      <text:list xml:id="list38747759" text:continue-list="list8101109621413202439" text:style-name="L3">
        <text:list-item>
          <text:p text:style-name="P4">The point of this session is to have a discussion, not just for me to lecture.</text:p>
        </text:list-item>
        <text:list-item>
          <text:p text:style-name="P4">Please interrupt me and ask questions</text:p>
        </text:list-item>
        <text:list-item>
          <text:p text:style-name="P4">I have a planed, but loose agenda - Our conversation is more important</text:p>
        </text:list-item>
        <text:list-item>
          <text:p text:style-name="P4">I want to hear your feedback – </text:p>
          <text:list>
            <text:list-item>
              <text:p text:style-name="P4">Feel free to write comments in this Google Document while we talks</text:p>
            </text:list-item>
          </text:list>
        </text:list-item>
        <text:list-item>
          <text:p text:style-name="P4">I want to continue to have this conversation after the session.</text:p>
          <text:list>
            <text:list-item>
              <text:p text:style-name="P4">Ping me: <text:s/>@sgoguen</text:p>
            </text:list-item>
          </text:list>
          <text:p text:style-name="P15"/>
        </text:list-item>
      </text:list>
      <text:h text:style-name="P18" text:outline-level="1"><text:s/>LINQPad is my Favorite Toy - My Rosebud</text:h>
      <text:list xml:id="list4322886507558102948" text:style-name="L5">
        <text:list-item>
          <text:p text:style-name="P6">My favorite toy is LINQPad</text:p>
        </text:list-item>
        <text:list-item>
          <text:p text:style-name="P6">It’s an amazing snippet compiler and script runner with some incredible features</text:p>
        </text:list-item>
        <text:list-item>
          <text:p text:style-name="P6">Best features:</text:p>
          <text:list>
            <text:list-item>
              <text:p text:style-name="P6">It facilitates a fast development cycle because snippets run instantly</text:p>
            </text:list-item>
            <text:list-item>
              <text:p text:style-name="P6">Feedback is rich and explorable</text:p>
            </text:list-item>
          </text:list>
        </text:list-item>
        <text:list-item>
          <text:p text:style-name="P6">I use it to prototype ideas, create toys, and create scripts</text:p>
        </text:list-item>
        <text:list-item>
          <text:p text:style-name="P13"><text:span text:style-name="T7">I use it to explain ideas both offline and online (</text:span><text:a xlink:type="simple" xlink:href="https://twitter.com/FSharpCasts" text:style-name="Internet_20_link" text:visited-style-name="Visited_20_Internet_20_Link"><text:span text:style-name="T9">@FSharpCasts</text:span></text:a><text:span text:style-name="T7">)</text:span></text:p>
        </text:list-item>
        <text:list-item>
          <text:p text:style-name="P6">It makes coding less painful and fun</text:p>
        </text:list-item>
      </text:list>
      <text:h text:style-name="P18" text:outline-level="1">I Want to Share Toys I've Created</text:h>
      <text:list xml:id="list4012777614732615730" text:style-name="L6">
        <text:list-item>
          <text:p text:style-name="P7">I’ve built some toys that let us do things similar to LINQPad</text:p>
        </text:list-item>
        <text:list-item>
          <text:p text:style-name="P7">They’re unfinished</text:p>
        </text:list-item>
        <text:list-item>
          <text:p text:style-name="P7">I want to show you how you can build them</text:p>
        </text:list-item>
        <text:list-item>
          <text:p text:style-name="P7">I want to encourage you to build toys that you can share with other people without worrying about:</text:p>
          <text:list>
            <text:list-item>
              <text:p text:style-name="P7">If it’s good enough</text:p>
            </text:list-item>
            <text:list-item>
              <text:p text:style-name="P7">Putting it into production</text:p>
            </text:list-item>
            <text:list-item>
              <text:p text:style-name="P7">Caring what people think about it</text:p>
            </text:list-item>
          </text:list>
        </text:list-item>
        <text:list-item>
          <text:p text:style-name="P8"><text:span text:style-name="T1">I want us to focus on programming and collaborating for the </text:span><text:span text:style-name="T12">fun</text:span><text:span text:style-name="T1"> of it</text:span></text:p>
        </text:list-item>
      </text:list>
      <text:h text:style-name="P18" text:outline-level="1">I Want to Encourage You to Half-Ass It and Share</text:h>
      <text:list xml:id="list3998609247905294305" text:style-name="L7">
        <text:list-item>
          <text:p text:style-name="P10"><text:span text:style-name="T3">Share Simply</text:span><text:span text:style-name="T4"> </text:span><text:span text:style-name="T5">- Don’t worry about creating NuGet packages.  Start with uncompiled scripts</text:span></text:p>
        </text:list-item>
        <text:list-item>
          <text:p text:style-name="P12"><text:span text:style-name="T5">Do Half</text:span><text:span text:style-name="T4"> </text:span><text:span text:style-name="T6">- A partially shared idea (with warnings) is better than an idea not shared.</text:span></text:p>
        </text:list-item>
        <text:list-item>
          <text:p text:style-name="P12"><text:span text:style-name="T5">Delay Rigor</text:span><text:span text:style-name="T4"> </text:span><text:span text:style-name="T6">- Cut to the essence of the problem by eliminating the details of rigor</text:span></text:p>
        </text:list-item>
        <text:list-item>
          <text:p text:style-name="P9"><text:span text:style-name="T1">Violate Code Standards </text:span><text:span text:style-name="T2">- To get started.  You’re going to rewrite it anyway.</text:span></text:p>
        </text:list-item>
        <text:list-item>
          <text:p text:style-name="P16"><text:span text:style-name="T5">Don’t Implement</text:span><text:span text:style-name="T4"> </text:span><text:span text:style-name="T6">- Share an abstract model with types, interfaces and data structures</text:span></text:p>
        </text:list-item>
      </text:list>
      <text:h text:style-name="P20" text:outline-level="1">I Want to Challenge You to Intentionally Make a Mess</text:h>
      <text:list xml:id="list8033203112612096831" text:style-name="L8">
        <text:list-item>
          <text:p text:style-name="P11">Remove a feature</text:p>
        </text:list-item>
        <text:list-item>
          <text:p text:style-name="P11">Write it in pseudo code</text:p>
        </text:list-item>
        <text:list-item>
          <text:p text:style-name="P11">Start with data types</text:p>
        </text:list-item>
        <text:list-item>
          <text:p text:style-name="P11">Create an imperative program, then refactor out the functional parts</text:p>
        </text:list-item>
        <text:list-item>
          <text:p text:style-name="P11">Abuse a language feature</text:p>
        </text:list-item>
        <text:list-item>
          <text:p text:style-name="P11">Go to an extreme and come back to a balance place</text:p>
        </text:list-item>
        <text:list-item>
          <text:p text:style-name="P11">Ask somebody what they'd do</text:p>
        </text:list-item>
        <text:list-item>
          <text:p text:style-name="P11">Half-solve it: Give it to somebody else</text:p>
        </text:list-item>
        <text:list-item>
          <text:p text:style-name="P11">Sketch it and explain it to somebody else</text:p>
        </text:list-item>
        <text:list-item>
          <text:p text:style-name="P11">Delete something and write it again</text:p>
        </text:list-item>
        <text:list-item>
          <text:p text:style-name="P11">Do the last thing first</text:p>
        </text:list-item>
        <text:list-item>
          <text:p text:style-name="P14"><text:a xlink:type="simple" xlink:href="https://github.com/crista/exercises-in-programming-style" text:style-name="Internet_20_link" text:visited-style-name="Visited_20_Internet_20_Link"><text:span text:style-name="T10">Try a different programming style</text:span></text:a></text:p>
        </text:list-item>
        <text:list-item>
          <text:p text:style-name="P11">Divide it into abstraction layers</text:p>
        </text:list-item>
        <text:list-item>
          <text:p text:style-name="P11">Break down all abstraction layers</text:p>
        </text:list-item>
        <text:list-item>
          <text:p text:style-name="P11">Write out example input and output</text:p>
        </text:list-item>
        <text:list-item>
          <text:p text:style-name="P11">Names evoke bias - Change all your variable and functions to single letters</text:p>
        </text:list-item>
        <text:list-item>
          <text:p text:style-name="P11">Plagiarize ...but credit the source. ;)</text:p>
        </text:list-item>
        <text:list-item>
          <text:p text:style-name="P11">Adhere to one principle religiously. Make your code blaspheme the rest</text:p>
        </text:list-item>
        <text:list-item>
          <text:p text:style-name="P11">Abuse a GoF pattern</text:p>
        </text:list-item>
        <text:list-item>
          <text:p text:style-name="P11">Make something you care about mutable/impure.</text:p>
        </text:list-item>
        <text:list-item>
          <text:p text:style-name="P11">Solve it by designing a protocol</text:p>
        </text:list-item>
        <text:list-item>
          <text:p text:style-name="P11">Imagine your mother is the user</text:p>
        </text:list-item>
        <text:list-item>
          <text:p text:style-name="P14"><text:span text:style-name="T11">Can you turn it into a </text:span><text:a xlink:type="simple" xlink:href="https://en.wikipedia.org/wiki/Conflict-free_replicated_data_type" text:style-name="Internet_20_link" text:visited-style-name="Visited_20_Internet_20_Link"><text:span text:style-name="T10">CRDT</text:span></text:a><text:span text:style-name="T11">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itle" style:family="paragraph" style:parent-style-name="Heading_20_1" style:next-style-name="Subtitle">
      <style:paragraph-properties fo:text-align="center" style:justify-single-word="false"/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Goguen</meta:initial-creator>
    <meta:creation-date>2017-08-24T14:33:39.11</meta:creation-date>
    <dc:date>2017-08-24T18:55:01.85</dc:date>
    <dc:creator>Stephen Goguen</dc:creator>
    <meta:editing-duration>PT4H21M20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81" meta:word-count="691" meta:character-count="3536"/>
  </office:meta>
</office:document-meta>
</file>